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347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4" style:family="paragraph" style:parent-style-name="Standard" style:list-style-name="">
      <style:paragraph-properties style:line-height-at-least="0.3472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5"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6" style:family="paragraph" style:parent-style-name="Standard" style:list-style-name="">
      <style:paragraph-properties style:line-height-at-least="0.25in" fo:text-align="start" style:justify-single-word="false" style:text-autospace="none"/>
      <style:text-properties fo:color="#999999"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7" style:family="paragraph" style:parent-style-name="Standard" style:list-style-name="">
      <style:paragraph-properties fo:margin-top="0in" fo:margin-bottom="0.1665in" style:line-height-at-least="0.25in" fo:text-align="start" style:justify-single-word="false" style:text-autospace="none"/>
      <style:text-properties fo:font-size="20pt" fo:font-weight="bold" style:font-size-asian="20pt" style:font-weight-asian="bold" style:font-size-complex="20pt" style:font-weight-complex="bold"/>
    </style:style>
    <style:style style:name="P8" style:family="paragraph" style:parent-style-name="Standard" style:list-style-name="">
      <style:paragraph-properties fo:margin-top="0in" fo:margin-bottom="0.1665in" style:line-height-at-least="0.25in" fo:text-align="start" style:justify-single-word="false" style:text-autospace="none"/>
      <style:text-properties fo:font-size="14pt" style:font-size-asian="14pt" style:font-size-complex="14pt"/>
    </style:style>
    <style:style style:name="P9"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P10"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11"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13"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1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5"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1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17"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18"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19"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20"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21"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22"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23"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24"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25" style:family="paragraph" style:parent-style-name="Standard" style:list-style-name="L1">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26"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27" style:family="paragraph" style:parent-style-name="Standard" style:list-style-name="L2">
      <style:paragraph-properties fo:margin-left="0in" fo:margin-right="0in" fo:margin-top="0in" fo:margin-bottom="0.25in" style:line-height-at-least="0.278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1pt" style:font-name-asian="Verdana" style:font-size-asian="11pt" style:font-name-complex="Verdana" style:font-size-complex="11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7"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8" style:family="text">
      <style:text-properties style:use-window-font-color="true" style:font-name="Verdana" fo:font-size="18pt" style:font-name-asian="Verdana" style:font-size-asian="18pt" style:font-name-complex="Verdana" style:font-size-complex="18pt"/>
    </style:style>
    <style:style style:name="T9" style:family="text">
      <style:text-properties style:font-name="Verdana"/>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style>
    <style:style style:name="T13" style:family="text">
      <style:text-properties style:font-name-asian="Verdana"/>
    </style:style>
    <style:style style:name="T14" style:family="text">
      <style:text-properties style:font-style-asian="normal"/>
    </style:style>
    <style:style style:name="T15" style:family="text">
      <style:text-properties style:font-weight-asian="normal"/>
    </style:style>
    <style:style style:name="T16" style:family="text">
      <style:text-properties style:font-name-complex="Verdana"/>
    </style:style>
    <style:style style:name="T17" style:family="text">
      <style:text-properties style:font-style-complex="normal"/>
    </style:style>
    <style:style style:name="T18" style:family="text">
      <style:text-properties style:font-weight-complex="normal"/>
    </style:style>
    <style:style style:name="T19" style:family="text">
      <style:text-properties fo:font-size="18pt"/>
    </style:style>
    <style:style style:name="T20" style:family="text">
      <style:text-properties style:font-size-asian="18pt"/>
    </style:style>
    <style:style style:name="T21" style:family="text">
      <style:text-properties style:font-size-complex="18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pice Cake with Cream Cheese Frosting</text:p>
      <text:p text:style-name="P1">Serves 12 to 14</text:p>
      <text:p text:style-name="P10">To save time, let the eggs, buttermilk, and butter come up to temperature while the browned butter and spice mixture cools. To prevent unsightly air holes in the finished cake, be sure to follow the instructions for removing air bubbles in the batter (see illustrations below). Leftover cake can be stored, covered with plastic wrap, in the refrigerator for up to 2 days. The cake should be brought to room temperature before serving.</text:p>
      <text:p text:style-name="P3">INGREDIENTS</text:p>
      <text:p text:style-name="P3">CAKE</text:p>
      <text:p text:style-name="P19"><text:span text:style-name="T7"><text:tab/><text:tab/>2 1/4</text:span><text:span text:style-name="T6"> cups unbleached all-purpose flour (11 1/4 ounces), plus extra for dusting pans</text:span></text:p>
      <text:p text:style-name="P19"><text:span text:style-name="T7"><text:tab/><text:tab/>1</text:span><text:span text:style-name="T6"> tablespoon ground cinnamon</text:span></text:p>
      <text:p text:style-name="P19"><text:span text:style-name="T7"><text:tab/><text:tab/>3/4</text:span><text:span text:style-name="T6"> teaspoon ground cardamom</text:span></text:p>
      <text:p text:style-name="P19"><text:span text:style-name="T7"><text:tab/><text:tab/>1/2</text:span><text:span text:style-name="T6"> teaspoon ground allspice</text:span></text:p>
      <text:p text:style-name="P19"><text:span text:style-name="T7"><text:tab/><text:tab/>1/2</text:span><text:span text:style-name="T6"> teaspoon ground cloves</text:span></text:p>
      <text:p text:style-name="P19"><text:span text:style-name="T7"><text:tab/><text:tab/>1/4</text:span><text:span text:style-name="T6"> teaspoon ground nutmeg</text:span></text:p>
      <text:p text:style-name="P19"><text:span text:style-name="T7"><text:tab/><text:tab/>16</text:span><text:span text:style-name="T6"> tablespoons unsalted butter (2 sticks), softened</text:span></text:p>
      <text:p text:style-name="P19"><text:span text:style-name="T7"><text:tab/><text:tab/>1/2</text:span><text:span text:style-name="T6"> teaspoon baking powder</text:span></text:p>
      <text:p text:style-name="P19"><text:span text:style-name="T7"><text:tab/><text:tab/>1/2</text:span><text:span text:style-name="T6"> teaspoon baking soda</text:span></text:p>
      <text:p text:style-name="P19"><text:span text:style-name="T7"><text:tab/><text:tab/>1/2</text:span><text:span text:style-name="T6"> teaspoon table salt</text:span></text:p>
      <text:p text:style-name="P19"><text:span text:style-name="T7"><text:tab/><text:tab/>2</text:span><text:span text:style-name="T6"> large eggs at room temperature</text:span></text:p>
      <text:p text:style-name="P19"><text:span text:style-name="T7"><text:tab/><text:tab/>3</text:span><text:span text:style-name="T6"> large egg yolks at room temperature</text:span></text:p>
      <text:p text:style-name="P19"><text:span text:style-name="T7"><text:tab/><text:tab/>1</text:span><text:span text:style-name="T6"> teaspoon vanilla extract</text:span></text:p>
      <text:p text:style-name="P19"><text:span text:style-name="T7"><text:tab/><text:tab/>1 3/4</text:span><text:span text:style-name="T6"> cups granulated sugar (12 1/4 ounces)</text:span></text:p>
      <text:p text:style-name="P19"><text:span text:style-name="T7"><text:tab/><text:tab/>2</text:span><text:span text:style-name="T6"> tablespoons light molasses or mild molasses</text:span></text:p>
      <text:p text:style-name="P19"><text:span text:style-name="T7"><text:tab/><text:tab/>1</text:span><text:span text:style-name="T6"> tablespoon grated fresh ginger</text:span></text:p>
      <text:p text:style-name="P19"><text:soft-page-break/><text:span text:style-name="T7"><text:tab/><text:tab/>1</text:span><text:span text:style-name="T6"> cup buttermilk , at room temperature</text:span></text:p>
      <text:p text:style-name="P3">FROSTING</text:p>
      <text:p text:style-name="P19"><text:span text:style-name="T7"><text:tab/><text:tab/>5</text:span><text:span text:style-name="T6"> tablespoons unsalted butter, cut into 5 pieces, softened</text:span></text:p>
      <text:p text:style-name="P19"><text:span text:style-name="T7"><text:tab/><text:tab/>1 1/4</text:span><text:span text:style-name="T6"> cups confectioners' sugar(4 1/2 ounces)</text:span></text:p>
      <text:p text:style-name="P19"><text:span text:style-name="T7"><text:tab/><text:tab/>8</text:span><text:span text:style-name="T6"> ounces cream cheese, cut into 4 pieces , softened</text:span></text:p>
      <text:p text:style-name="P19"><text:span text:style-name="T7"><text:tab/><text:tab/>1/2</text:span><text:span text:style-name="T6"> teaspoon vanilla extract</text:span></text:p>
      <text:p text:style-name="P19"><text:span text:style-name="T7"><text:tab/><text:tab/>3/4</text:span><text:span text:style-name="T6"> cup coarsely chopped walnuts, toasted (optional)</text:span></text:p>
      <text:p text:style-name="P3">INSTRUCTIONS</text:p>
      <text:p text:style-name="P20"><text:span text:style-name="T6"><text:tab/><text:tab/>1. </text:span><text:span text:style-name="T7">For the cake</text:span><text:span text:style-name="T6">: Adjust oven rack to middle position and heat oven to 350 degrees. Grease and flour 13- by 9-inch baking pan. Combine spices in small bowl; reserve 1/2 teaspoon of spice mixture for frosting. </text:span></text:p>
      <text:p text:style-name="P16"><text:tab/><text:tab/>2. Heat 4 tablespoons butter in 8-inch skillet over medium heat until melted, 1 to 2 minutes. Continue to cook, swirling pan constantly, until butter is light brown and has faint nutty aroma, 2 to 4 minutes. Add spices and continue to cook, stirring constantly, 15 seconds. Remove from heat and cool to room temperature, about 30 minutes. </text:p>
      <text:p text:style-name="P16"><text:tab/><text:tab/>3. Whisk flour, baking powder, baking soda, and salt in medium bowl. In small bowl, gently whisk eggs, yolks, and vanilla to combine. In standing mixer fitted with paddle attachment, cream remaining 12 tablespoons butter with sugar and molasses at medium-high speed until pale and fluffy, about 3 minutes, scraping down sides and bottom of bowl twice with rubber spatula. Reduce to medium speed and add cooled butter and spice mixture, ginger, and half of egg mixture; mix until incorporated, about 15 seconds. Repeat with remaining egg mixture; scrape down bowl again. Reduce to low speed; add about one-third flour mixture, followed by half of buttermilk, mixing until just incorporated after each addition, about 5 seconds. Repeat using half of remaining flour mixture and all of remaining buttermilk. Scrape bowl and add remaining flour mixture; mix at medium speed until batter is thoroughly combined, about 15 seconds. Remove bowl from mixer and fold batter once or twice with rubber spatula to incorporate any <text:soft-page-break/>remaining flour.</text:p>
      <text:p text:style-name="P16"><text:tab/><text:tab/>4. Transfer batter to prepared pan; following illustrations at left, zigzag tip of metal spatula through batter, pulling it to pan edges. Lightly tap pan against counter 3 or 4 times to dislodge any large air bubbles; smooth surface with spatula. </text:p>
      <text:p text:style-name="P16"><text:tab/><text:tab/>5. Bake until toothpick inserted in center of cake comes out clean, 32 to 37 minutes. Cool cake to room temperature in pan on wire rack, about 2 hours.</text:p>
      <text:p text:style-name="P21"><text:span text:style-name="T6"><text:tab/><text:tab/>6. </text:span><text:span text:style-name="T7">For the frosting</text:span><text:span text:style-name="T6">: In bowl of standing mixer fitted with paddle attachment, beat butter, sugar, and reserved 1/2 teaspoon spice mixture at medium-high speed until light and fluffy, 1 to 2 minutes. Add cream cheese one piece at a time, beating thoroughly after each addition. Add vanilla and beat until no lumps remain, about 30 seconds. </text:span></text:p>
      <text:p text:style-name="P16"><text:tab/><text:tab/>7. Run paring knife around edge of cake to loosen from pan. Using spatula, spread frosting evenly over surface of cake. Sprinkle cake with walnuts, if using. Cut into squares and serve. </text:p>
      <text:p text:style-name="P4">TECHNIQUE</text:p>
      <text:p text:style-name="P22"><text:span text:style-name="T7"><text:tab/><text:tab/>REMOVING TRAPPED AIR BUBBLES </text:span><text:span text:style-name="T6">In cakes with a thick batter, such as spice cake or carrot cake, trapped air bubbles can lead to a finished cake with unsightly holes. Here's how we got rid of them: </text:span></text:p>
      <text:p text:style-name="P23"><text:tab/><text:tab/>1. Run the tip of a metal spatula through the batter in a zigzag motion, pulling it to the edges of the pan.</text:p>
      <text:p text:style-name="P23"><text:tab/><text:tab/>2. Gently tap the pan against the counter three or four times to release any air bubbles that have risen to the surface. </text:p>
      <text:p text:style-name="P4">TECHNIQUE</text:p>
      <text:p text:style-name="P17"><text:tab/><text:tab/>KEYS TO SPICE FLAVOR </text:p>
      <text:p text:style-name="P26"><text:span text:style-name="T6"><text:tab/><text:tab/>1. </text:span><text:span text:style-name="T7">BROWNED BUTTER</text:span><text:span text:style-name="T6">: Browning the butter imparts a faint nuttiness that deepens the cake's spice flavor.</text:span></text:p>
      <text:p text:style-name="P26"><text:span text:style-name="T6"><text:tab/><text:tab/>2. </text:span><text:span text:style-name="T7">BLOOMED SPICES:</text:span><text:span text:style-name="T6"> Blooming the spices in the browned butter brings out their volatile oils, boosting their impact. </text:span></text:p>
      <text:p text:style-name="P26"><text:soft-page-break/><text:span text:style-name="T6"><text:tab/><text:tab/>3. </text:span><text:span text:style-name="T7">A HINT OF MOLASSES:</text:span><text:span text:style-name="T6"> Molasses adds a bittersweet note that underscores the warm flavor of the spices. </text:span></text:p>
      <text:p text:style-name="P26"><text:span text:style-name="T6"><text:tab/><text:tab/>4. </text:span><text:span text:style-name="T7">GRATED GINGER:</text:span><text:span text:style-name="T6"> Finely grated ginger adds a fresh, zesty quality to the cake that dried ginger can't provide.</text:span></text:p>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12T17:49:46</meta:creation-date>
    <meta:document-statistic meta:table-count="0" meta:image-count="0" meta:object-count="0" meta:page-count="4" meta:paragraph-count="46" meta:word-count="799" meta:character-count="4825"/>
    <dc:date>2012-06-12T18:03:47</dc:date>
    <dc:creator>Robert Houk</dc:creator>
    <meta:editing-duration>PT00H14M01S</meta:editing-duration>
    <meta:editing-cycles>1</meta:editing-cycles>
    <meta:generator>OpenOffice.org/3.2$Unix OpenOffice.org_project/320m18$Build-9502</meta:generator>
  </office:meta>
</office:document-meta>
</file>